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0400000104D74D2472.png" manifest:media-type="image/png"/>
  <manifest:file-entry manifest:full-path="Pictures/20000001000024960000441C2908649D.svg" manifest:media-type="image/svg+xml"/>
  <manifest:file-entry manifest:full-path="Pictures/10000201000002E00000032001DADC27.png" manifest:media-type="image/png"/>
  <manifest:file-entry manifest:full-path="Pictures/10000000000001B6000001F42EDBE491.png" manifest:media-type="image/png"/>
  <manifest:file-entry manifest:full-path="Pictures/10000000000003AA000001B321C8DC87.png" manifest:media-type="image/png"/>
  <manifest:file-entry manifest:full-path="Pictures/100000000000009500000024BED5F186.png" manifest:media-type="image/png"/>
  <manifest:file-entry manifest:full-path="Pictures/1000000000000CEB000009B04136B9D0.png" manifest:media-type="image/png"/>
  <manifest:file-entry manifest:full-path="Pictures/100002010000029C0000028365E019FE.png" manifest:media-type="image/png"/>
  <manifest:file-entry manifest:full-path="Pictures/1000020100000200000002009138AFB6.png" manifest:media-type="image/png"/>
  <manifest:file-entry manifest:full-path="Pictures/10000201000002A5000003203B312BB6.png" manifest:media-type="image/png"/>
  <manifest:file-entry manifest:full-path="Pictures/10000201000000C2000000782478210D.png" manifest:media-type="image/png"/>
  <manifest:file-entry manifest:full-path="Pictures/100000000000013C0000017CBE47DA0B.png" manifest:media-type="image/png"/>
  <manifest:file-entry manifest:full-path="Pictures/10000000000000FC0000012C47A256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gr1" style:family="graphic">
      <style:graphic-properties style:protect="size"/>
    </style:style>
    <style:style style:name="gr2" style:family="graphic" style:parent-style-name="standard">
      <style:graphic-properties draw:fill="solid" draw:fill-color="#004a4a"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94bd5e"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2.641cm, 0cm, 0cm, 0cm)" draw:image-opacity="100%" style:mirror="none"/>
    </style:style>
    <style:style style:name="gr6" style:family="graphic" style:parent-style-name="standard">
      <style:graphic-properties draw:fill="solid" draw:fill-color="#83caff" draw:textarea-horizontal-align="justify" draw:textarea-vertical-align="middle" draw:auto-grow-height="false"/>
    </style:style>
    <style:style style:name="gr7" style:family="graphic" style:parent-style-name="objectwithoutfill">
      <style:graphic-properties svg:stroke-color="#ffffff" draw:marker-end="Arrow" draw:marker-end-width="0.3cm" draw:fill="none" draw:textarea-vertical-align="middle"/>
    </style:style>
    <style:style style:name="gr8" style:family="graphic" style:parent-style-name="standard">
      <style:graphic-properties draw:stroke="none" svg:stroke-color="#ffffff" draw:fill="none" draw:fill-color="#ffffff" draw:textarea-horizontal-align="left" draw:auto-grow-height="true" draw:auto-grow-width="false" fo:min-height="0.418cm" fo:min-width="1.707cm"/>
    </style:style>
    <style:style style:name="gr9" style:family="graphic" style:parent-style-name="standard">
      <style:graphic-properties draw:stroke="none" svg:stroke-color="#ffffff" draw:fill="none" draw:fill-color="#ffffff" draw:textarea-horizontal-align="left" draw:auto-grow-height="true" draw:auto-grow-width="false" fo:min-height="0.418cm" fo:min-width="1.293cm"/>
    </style:style>
    <style:style style:name="gr10" style:family="graphic" style:parent-style-name="standard">
      <style:graphic-properties draw:stroke="none" svg:stroke-color="#ffffff" draw:fill="none" draw:fill-color="#ffffff" draw:textarea-horizontal-align="left" draw:auto-grow-height="true" draw:auto-grow-width="false" fo:min-height="1.012cm" fo:min-width="0.707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ffffff" draw:fill="none" draw:fill-color="#ffffff" draw:textarea-horizontal-align="left" draw:auto-grow-height="true" draw:auto-grow-width="false" fo:min-height="0.061cm" fo:min-width="3.389cm"/>
    </style:style>
    <style:style style:name="gr13" style:family="graphic" style:parent-style-name="standard">
      <style:graphic-properties draw:stroke="none" svg:stroke-color="#00ff00" draw:fill="none" draw:fill-color="#ffffff" draw:textarea-horizontal-align="left" draw:auto-grow-height="true" draw:auto-grow-width="false" fo:min-height="0.25cm" fo:min-width="2.345cm"/>
    </style:style>
    <style:style style:name="gr14"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15" style:family="graphic" style:parent-style-name="standard">
      <style:graphic-properties draw:stroke="dash" draw:stroke-dash="Fine_20_Dashed" svg:stroke-width="0.2cm" svg:stroke-color="#00ff00" draw:marker-start-width="0.5cm" draw:marker-end-width="0.5cm" draw:fill="none" draw:textarea-horizontal-align="justify" draw:textarea-vertical-align="middle" draw:auto-grow-height="false" fo:padding-top="0.225cm" fo:padding-bottom="0.225cm" fo:padding-left="0.35cm" fo:padding-right="0.35cm"/>
    </style:style>
    <style:style style:name="gr16" style:family="graphic" style:parent-style-name="standard">
      <style:graphic-properties draw:stroke="none" svg:stroke-color="#ffffff" draw:fill="none" draw:fill-color="#ffffff" draw:textarea-horizontal-align="left" draw:auto-grow-height="true" draw:auto-grow-width="false" fo:min-height="0.419cm" fo:min-width="0.707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fo:min-height="0.713cm"/>
    </style:style>
    <style:style style:name="gr19" style:family="graphic" style:parent-style-name="standard">
      <style:graphic-properties draw:textarea-vertical-align="middle"/>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418cm" fo:min-width="1.293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color="#ffffff" draw:fill="none" draw:fill-color="#ffffff" draw:textarea-horizontal-align="left" draw:auto-grow-height="true" draw:auto-grow-width="false" fo:min-height="0.418cm" fo:min-width="2.171cm"/>
    </style:style>
    <style:style style:name="gr24" style:family="graphic" style:parent-style-name="standard">
      <style:graphic-properties draw:fill="solid" draw:fill-color="#e6b8af"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418cm" fo:min-width="2.171cm"/>
    </style:style>
    <style:style style:name="gr26" style:family="graphic" style:parent-style-name="standard">
      <style:graphic-properties draw:stroke="none" svg:stroke-color="#000000" draw:fill="none" draw:fill-color="#ffffff" draw:textarea-horizontal-align="left" draw:auto-grow-height="true" draw:auto-grow-width="false" fo:min-height="0.419cm" fo:min-width="0.707cm"/>
    </style:style>
    <style:style style:name="gr27" style:family="graphic" style:parent-style-name="standard">
      <style:graphic-properties draw:stroke="none" svg:stroke-color="#000000" draw:fill="none" draw:fill-color="#ffffff" draw:textarea-horizontal-align="left" draw:auto-grow-height="true" draw:auto-grow-width="false" fo:min-height="1.012cm" fo:min-width="0.707cm"/>
    </style:style>
    <style:style style:name="gr28" style:family="graphic" style:parent-style-name="standard">
      <style:graphic-properties draw:stroke="none" svg:stroke-color="#000000" draw:fill="none" draw:fill-color="#ffffff" draw:textarea-horizontal-align="left" draw:auto-grow-height="true" draw:auto-grow-width="false" fo:min-height="0.061cm" fo:min-width="3.389cm"/>
    </style:style>
    <style:style style:name="gr29" style:family="graphic" style:parent-style-name="standard">
      <style:graphic-properties draw:stroke="none" svg:stroke-color="#000000" draw:fill="none" draw:fill-color="#ffffff" draw:textarea-horizontal-align="left" draw:auto-grow-height="true" draw:auto-grow-width="false" fo:min-height="0.418cm" fo:min-width="2.345cm"/>
    </style:style>
    <style:style style:name="gr30" style:family="graphic" style:parent-style-name="standard">
      <style:graphic-properties draw:stroke="dash" draw:stroke-dash="Fine_20_Dashed" svg:stroke-width="0.2cm" svg:stroke-color="#666666"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31" style:family="graphic" style:parent-style-name="standard">
      <style:graphic-properties draw:stroke="dash" draw:stroke-dash="Fine_20_Dashed" svg:stroke-width="0.2cm" svg:stroke-color="#94006b" draw:marker-start-width="0.5cm" draw:marker-end-width="0.5cm" draw:fill="none" draw:textarea-horizontal-align="justify" draw:textarea-vertical-align="middle" draw:auto-grow-height="false" fo:padding-top="0.225cm" fo:padding-bottom="0.225cm" fo:padding-left="0.35cm" fo:padding-right="0.35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_20_1-notes">
      <style:graphic-properties draw:fill-color="#ffffff" draw:auto-grow-height="true" fo:min-height="13.364cm"/>
    </style:style>
    <style:style style:name="pr5"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18pt"/>
    </style:style>
    <style:style style:name="P4" style:family="paragraph">
      <style:text-properties fo:color="#cccccc" fo:font-size="18pt" fo:font-style="italic" style:font-style-asian="italic" style:font-style-complex="italic"/>
    </style:style>
    <style:style style:name="P5" style:family="paragraph">
      <style:text-properties fo:font-size="20pt"/>
    </style:style>
    <style:style style:name="P6" style:family="paragraph">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text-properties fo:color="#cccccc" fo:font-size="18pt" fo:font-style="italic" style:text-underline-style="none" style:font-style-asian="italic" style:font-style-complex="italic"/>
    </style:style>
    <style:style style:name="P9" style:family="paragraph">
      <style:text-properties fo:font-size="12pt" style:font-size-asian="12pt" style:font-size-complex="12pt"/>
    </style:style>
    <style:style style:name="P10" style:family="paragraph">
      <style:text-properties fo:color="#000000" fo:font-size="12pt" style:font-size-asian="12pt" style:font-size-complex="12pt"/>
    </style:style>
    <style:style style:name="P11" style:family="paragraph">
      <style:paragraph-properties fo:text-align="center"/>
      <style:text-properties fo:font-size="16pt"/>
    </style:style>
    <style:style style:name="P12" style:family="paragraph">
      <style:paragraph-properties fo:text-align="center"/>
      <style:text-properties fo:font-size="16pt" style:font-size-asian="16pt" style:font-size-complex="16pt"/>
    </style:style>
    <style:style style:name="P13" style:family="paragraph">
      <style:text-properties fo:color="#94006b" fo:font-size="20pt" style:text-underline-style="solid" style:text-underline-width="auto" style:text-underline-color="font-color" fo:font-weight="bold" style:font-size-asian="20pt" style:font-weight-asian="bold" style:font-size-complex="20pt" style:font-weight-complex="bold"/>
    </style:style>
    <style:style style:name="P14" style:family="paragraph">
      <style:paragraph-properties fo:text-align="end"/>
      <style:text-properties fo:font-size="12pt" style:font-size-asian="12pt" style:font-size-complex="12pt"/>
    </style:style>
    <style:style style:name="P15" style:family="paragraph">
      <style:paragraph-properties fo:text-align="end"/>
      <style:text-properties fo:color="#000000" fo:font-size="12pt" style:font-size-asian="12pt" style:font-size-complex="12pt"/>
    </style:style>
    <style:style style:name="P16" style:family="paragraph">
      <style:text-properties fo:color="#4c4c4c"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ize="18pt"/>
    </style:style>
    <style:style style:name="T2" style:family="text">
      <style:text-properties fo:color="#cccccc" fo:font-size="18pt" fo:font-style="italic" style:font-style-asian="italic" style:font-style-complex="italic"/>
    </style:style>
    <style:style style:name="T3" style:family="text">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cccccc" fo:font-size="18pt" fo:font-style="italic" style:text-underline-style="none" style:font-style-asian="italic" style:font-style-complex="italic"/>
    </style:style>
    <style:style style:name="T6" style:family="text">
      <style:text-properties fo:font-size="20pt"/>
    </style:style>
    <style:style style:name="T7" style:family="text">
      <style:text-properties fo:font-size="20pt" fo:font-weight="bold" style:font-weight-asian="bold" style:font-weight-complex="bold"/>
    </style:style>
    <style:style style:name="T8" style:family="text">
      <style:text-properties fo:color="#000000" fo:font-size="12pt" style:font-size-asian="12pt" style:font-size-complex="12pt"/>
    </style:style>
    <style:style style:name="T9" style:family="text">
      <style:text-properties fo:font-size="16pt" style:font-size-asian="16pt" style:font-size-complex="16pt"/>
    </style:style>
    <style:style style:name="T10" style:family="text">
      <style:text-properties fo:color="#94006b" fo:font-size="20pt" style:text-underline-style="solid" style:text-underline-width="auto" style:text-underline-color="font-color" fo:font-weight="bold" style:font-size-asian="20pt" style:font-weight-asian="bold" style:font-size-complex="20pt" style:font-weight-complex="bold"/>
    </style:style>
    <style:style style:name="T11" style:family="text">
      <style:text-properties fo:color="#4c4c4c"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4.63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xml:id="id1" draw:id="id1">
        <office:forms form:automatic-focus="false" form:apply-design-mode="false"/>
        <draw:custom-shape draw:style-name="gr2" draw:text-style-name="P1" draw:layer="layout" svg:width="28.8cm" svg:height="21.2cm" svg:x="-0.2cm" svg:y="-0.2cm">
          <text:p/>
          <draw:enhanced-geometry svg:viewBox="0 0 21600 21600" draw:type="rectangle" draw:enhanced-path="M 0 0 L 21600 0 21600 21600 0 21600 0 0 Z N"/>
        </draw:custom-shape>
        <draw:frame draw:style-name="gr3" draw:text-style-name="P1" draw:layer="layout" svg:width="3cm" svg:height="3.546cm" svg:x="9.9cm" svg:y="4.4cm">
          <draw:image xlink:href="Pictures/10000201000002A5000003203B312BB6.png" xlink:type="simple" xlink:show="embed" xlink:actuate="onLoad">
            <text:p/>
          </draw:image>
        </draw:frame>
        <draw:custom-shape draw:style-name="gr4" draw:text-style-name="P1" draw:layer="layout" svg:width="4cm" svg:height="3cm" svg:x="12.2cm" svg:y="17.2cm">
          <text:p/>
          <draw:enhanced-geometry svg:viewBox="0 0 21600 21600" draw:mirror-horizontal="false" draw:mirror-vertical="false" draw:type="rectangle" draw:enhanced-path="M 0 0 L 21600 0 21600 21600 0 21600 0 0 Z N"/>
        </draw:custom-shape>
        <draw:frame draw:style-name="gr5" draw:text-style-name="P1" draw:layer="layout" svg:width="3.292cm" svg:height="3cm" svg:x="1.908cm" svg:y="17.2cm">
          <draw:image xlink:href="Pictures/10000000000001B6000001F42EDBE491.png" xlink:type="simple" xlink:show="embed" xlink:actuate="onLoad">
            <text:p/>
          </draw:image>
        </draw:frame>
        <draw:custom-shape draw:style-name="gr6" draw:text-style-name="P2" draw:layer="layout" svg:width="4cm" svg:height="2.7cm" svg:x="8.4cm" svg:y="10.5cm">
          <text:p text:style-name="P2"><text:span text:style-name="T1">Feeds</text:span></text:p>
          <text:p text:style-name="P2"><text:span text:style-name="T1">reading</text:span></text:p>
          <draw:enhanced-geometry svg:viewBox="0 0 21600 21600" draw:mirror-horizontal="false" draw:mirror-vertical="false" draw:type="rectangle" draw:enhanced-path="M 0 0 L 21600 0 21600 21600 0 21600 0 0 Z N"/>
        </draw:custom-shape>
        <draw:line draw:style-name="gr7" draw:text-style-name="P1" draw:layer="layout" svg:x1="12.4cm" svg:y1="12cm" svg:x2="21cm" svg:y2="12cm">
          <text:p/>
        </draw:line>
        <draw:line draw:style-name="gr7" draw:text-style-name="P1" draw:layer="layout" svg:x1="12.2cm" svg:y1="19.534cm" svg:x2="5.1cm" svg:y2="19.594cm">
          <text:p/>
        </draw:line>
        <draw:frame draw:style-name="gr8" draw:text-style-name="P4" draw:layer="layout" svg:width="3.6cm" svg:height="0.962cm" svg:x="6.8cm" svg:y="18.8cm">
          <draw:text-box>
            <text:p text:style-name="P3"><text:span text:style-name="T2">RSS Feed</text:span></text:p>
          </draw:text-box>
        </draw:frame>
        <draw:line draw:style-name="gr7" draw:text-style-name="P1" draw:layer="layout" svg:x1="10.5cm" svg:y1="10.5cm" svg:x2="10.5cm" svg:y2="8cm">
          <text:p/>
        </draw:line>
        <draw:line draw:style-name="gr7" draw:text-style-name="P1" draw:layer="layout" svg:x1="11cm" svg:y1="7.9cm" svg:x2="11cm" svg:y2="10.5cm">
          <text:p/>
        </draw:line>
        <draw:line draw:style-name="gr7" draw:text-style-name="P1" draw:layer="layout" svg:x1="5.2cm" svg:y1="17.908cm" svg:x2="12.2cm" svg:y2="17.908cm">
          <text:p/>
        </draw:line>
        <draw:frame draw:style-name="gr9" draw:text-style-name="P4" draw:layer="layout" svg:width="2.581cm" svg:height="0.962cm" svg:x="7.219cm" svg:y="17cm">
          <draw:text-box>
            <text:p text:style-name="P3"><text:span text:style-name="T2">topics</text:span></text:p>
          </draw:text-box>
        </draw:frame>
        <draw:line draw:style-name="gr7" draw:text-style-name="P1" draw:layer="layout" svg:x1="11.8cm" svg:y1="5.4cm" svg:x2="18.6cm" svg:y2="5.4cm">
          <text:p/>
        </draw:line>
        <draw:line draw:style-name="gr7" draw:text-style-name="P1" draw:layer="layout" svg:x1="18.6cm" svg:y1="6.7cm" svg:x2="13cm" svg:y2="6.7cm">
          <text:p/>
        </draw:line>
        <draw:frame draw:style-name="gr10" draw:text-style-name="P4" draw:layer="layout" svg:width="7.238cm" svg:height="1.262cm" svg:x="13.762cm" svg:y="11.138cm">
          <draw:text-box>
            <text:p text:style-name="P3"><text:span text:style-name="T2">Annotated news</text:span></text:p>
          </draw:text-box>
        </draw:frame>
        <draw:frame draw:style-name="gr11" draw:text-style-name="P6" draw:layer="layout" svg:width="5.379cm" svg:height="1.038cm" svg:x="2.621cm" svg:y="15.2cm">
          <draw:text-box>
            <text:p text:style-name="P5"><text:span text:style-name="T3">ZONE-watcher</text:span></text:p>
          </draw:text-box>
        </draw:frame>
        <draw:polyline draw:style-name="gr7" draw:text-style-name="P1" draw:layer="layout" svg:width="8.119cm" svg:height="4.034cm" draw:transform="skewX (5.68500115745526E-017) rotate (-2.45934344898521) translate (25.0469898663472cm 17.4120943213843cm)" svg:viewBox="0 0 8120 4035" draw:points="0,3881 3153,0 8120,4035">
          <text:p/>
        </draw:polyline>
        <draw:frame draw:style-name="gr12" draw:text-style-name="P4" draw:layer="layout" svg:width="3.099cm" svg:height="0.962cm" svg:x="19cm" svg:y="17.2cm">
          <draw:text-box>
            <text:p text:style-name="P3"><text:span text:style-name="T2">SPARQL</text:span></text:p>
          </draw:text-box>
        </draw:frame>
        <draw:frame draw:style-name="gr13" draw:text-style-name="P4" draw:layer="layout" svg:width="3.093cm" svg:height="0.962cm" svg:x="21cm" svg:y="18.638cm">
          <draw:text-box>
            <text:p text:style-name="P3"><text:span text:style-name="T2">XML</text:span></text:p>
          </draw:text-box>
        </draw:frame>
        <draw:path draw:style-name="gr14" draw:text-style-name="P1" draw:layer="layout" svg:width="25.099cm" svg:height="11.6cm" svg:x="1.1cm" svg:y="3.4cm" svg:viewBox="0 0 25100 11601" svg:d="m22400 11601c278 0 556 0 834 0l175-11 173-32 171-52 166-72 161-87 154-103 146-117 137-131 125-141 114-151 99-160 85-167 68-172 50-177 31-179 11-182v-7734l-11-182-31-179-50-177-68-172-85-167-99-159-114-151-125-142-137-130-146-118-154-102-161-88-166-71-171-52-173-32-175-11h-21368l-175 11-173 32-171 52-166 71-161 88-154 102-146 118-137 130-125 142-114 151-99 159-85 167-68 172-50 177-31 179-11 182v7734l11 182 31 179 50 177 68 172 85 167 99 160 114 151 125 141 137 131 146 117 154 103 161 87 166 72 171 52 173 32 175 11 20834-4">
          <text:p/>
        </draw:path>
        <draw:polygon draw:style-name="gr14" draw:text-style-name="P1" draw:layer="layout" svg:width="0cm" svg:height="0cm" svg:x="1cm" svg:y="3.8cm" svg:viewBox="0 0 0 0" draw:points="0,0">
          <text:p/>
        </draw:polygon>
        <draw:polygon draw:style-name="gr14" draw:text-style-name="P1" draw:layer="layout" svg:width="0cm" svg:height="0cm" svg:x="26.101cm" svg:y="15.001cm" svg:viewBox="0 0 0 0" draw:points="0,0">
          <text:p/>
        </draw:polygon>
        <draw:frame draw:style-name="gr11" draw:text-style-name="P7" draw:layer="layout" svg:width="5.734cm" svg:height="1.038cm" svg:x="2.466cm" svg:y="3.4cm">
          <draw:text-box>
            <text:p text:style-name="P5"><text:span text:style-name="T4">ZONE-extractor</text:span></text:p>
          </draw:text-box>
        </draw:frame>
        <draw:custom-shape draw:style-name="gr15" draw:text-style-name="P1" draw:layer="layout" svg:width="25.1cm" svg:height="5.573cm" svg:x="1.2cm" svg:y="14.984cm">
          <text:p/>
          <draw:enhanced-geometry svg:viewBox="0 0 21600 21600" draw:mirror-vertical="true" draw:mirror-horizontal="fals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4.8cm" svg:y1="11.9cm" svg:x2="8.3cm" svg:y2="11.9cm">
          <text:p/>
        </draw:line>
        <draw:frame draw:style-name="gr16" draw:text-style-name="P8" draw:layer="layout" svg:width="2.638cm" svg:height="0.962cm" svg:x="5.362cm" svg:y="10.938cm">
          <draw:text-box>
            <text:p text:style-name="P3"><text:span text:style-name="T5">Feeds</text:span></text:p>
          </draw:text-box>
        </draw:frame>
        <draw:frame draw:style-name="gr3" draw:text-style-name="P1" draw:layer="layout" svg:width="2.478cm" svg:height="2.478cm" svg:x="1.4cm" svg:y="10.365cm">
          <draw:image xlink:href="Pictures/1000020100000200000002009138AFB6.png" xlink:type="simple" xlink:show="embed" xlink:actuate="onLoad">
            <text:p/>
          </draw:image>
        </draw:frame>
        <draw:frame draw:style-name="gr3" draw:text-style-name="P1" draw:layer="layout" svg:width="2.479cm" svg:height="2.478cm" svg:x="1.8cm" svg:y="11.322cm">
          <draw:image xlink:href="Pictures/1000020100000200000002009138AFB6.png" xlink:type="simple" xlink:show="embed" xlink:actuate="onLoad">
            <text:p/>
          </draw:image>
        </draw:frame>
        <draw:frame draw:style-name="gr3" draw:text-style-name="P1" draw:layer="layout" svg:width="2.478cm" svg:height="2.478cm" svg:x="2.391cm" svg:y="10.2cm">
          <draw:image xlink:href="Pictures/1000020100000200000002009138AFB6.png" xlink:type="simple" xlink:show="embed" xlink:actuate="onLoad">
            <text:p/>
          </draw:image>
        </draw:frame>
        <draw:frame draw:style-name="gr3" draw:text-style-name="P1" draw:layer="layout" svg:width="2.478cm" svg:height="2.478cm" svg:x="2.6cm" svg:y="11.4cm">
          <draw:image xlink:href="Pictures/1000020100000200000002009138AFB6.png" xlink:type="simple" xlink:show="embed" xlink:actuate="onLoad">
            <text:p/>
          </draw:image>
        </draw:frame>
        <draw:custom-shape draw:style-name="gr17" draw:text-style-name="P2" draw:layer="layout" svg:width="2.3cm" svg:height="3.4cm" svg:x="21cm" svg:y="11.138cm">
          <text:p text:style-name="P2"><text:span text:style-name="T1">BDD</text:span></text:p>
          <text:p text:style-name="P2"><text:span text:style-name="T1">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1" draw:layer="layout" svg:width="4.217cm" svg:height="4.059cm" svg:x="18.4cm" svg:y="3.741cm">
          <draw:image xlink:href="Pictures/100002010000029C0000028365E019FE.png" xlink:type="simple" xlink:show="embed" xlink:actuate="onLoad">
            <text:p/>
          </draw:image>
        </draw:frame>
        <draw:frame draw:style-name="gr18" draw:text-style-name="P3" draw:layer="layout" svg:width="21.495cm" svg:height="0.963cm" svg:x="2.6cm" svg:y="22.437cm">
          <draw:text-box>
            <text:p text:style-name="P3">http://drawingbynumbers.org/data-design-basics/note-3-opening-open-data</text:p>
          </draw:text-box>
        </draw:frame>
        <draw:frame draw:style-name="gr18" draw:text-style-name="P3" draw:layer="layout" svg:width="22.769cm" svg:height="0.963cm" svg:x="2.631cm" svg:y="23.237cm">
          <draw:text-box>
            <text:p text:style-name="P3">http://openclipart.org/detail/23513/cartoon-tyrannosaurus-rex-by-studiofibonacci</text:p>
          </draw:text-box>
        </draw:frame>
        <draw:connector draw:style-name="gr19" draw:text-style-name="P1" draw:layer="layout" svg:x1="19.176cm" svg:y1="26.785cm" svg:x2="19.312cm" svg:y2="26.785cm" svg:d="m19176 26785h136" svg:viewBox="0 0 137 1">
          <text:p/>
        </draw:connector>
        <draw:polyline draw:style-name="gr7" draw:text-style-name="P1" draw:layer="layout" svg:width="6.528cm" svg:height="3.53cm" draw:transform="skewX (8.07952333456027E-017) rotate (-2.45934344898521) translate (23.4942957834588cm 16.6235741081265cm)" svg:viewBox="0 0 6529 3531" draw:points="6529,3531 2183,0 0,2687">
          <text:p/>
        </draw:polyline>
        <draw:frame draw:style-name="gr3" draw:text-style-name="P1" draw:layer="layout" svg:width="1.802cm" svg:height="1.958cm" svg:x="12.2cm" svg:y="17.354cm">
          <draw:image xlink:href="Pictures/10000201000002E00000032001DADC27.png" xlink:type="simple" xlink:show="embed" xlink:actuate="onLoad">
            <text:p/>
          </draw:image>
        </draw:frame>
        <draw:frame draw:style-name="gr3" draw:text-style-name="P1" draw:layer="layout" svg:width="1.802cm" svg:height="1.958cm" svg:x="14.198cm" svg:y="18cm">
          <draw:image xlink:href="Pictures/10000201000002E00000032001DADC27.png" xlink:type="simple" xlink:show="embed" xlink:actuate="onLoad">
            <text:p/>
          </draw:image>
        </draw:frame>
        <draw:frame draw:style-name="gr18" draw:text-style-name="P3" draw:layer="layout" svg:width="18.583cm" svg:height="0.963cm" svg:x="2.617cm" svg:y="21.8cm">
          <draw:text-box>
            <text:p text:style-name="P3">http://openclipart.org/detail/12273/gears-by-felipecaparelli-12273</text:p>
          </draw:text-box>
        </draw:frame>
        <anim:par presentation:node-type="timing-root">
          <anim:par smil:begin="id1.begin">
            <anim:transitionFilter smil:dur="2s" smil:type="barWipe" smil:subtype="topToBottom"/>
          </anim:par>
          <anim:seq smil:dur="0s" presentation:node-type="main-sequence"/>
        </anim:par>
        <presentation:notes draw:style-name="dp2">
          <draw:page-thumbnail draw:style-name="gr1" draw:layer="layout" svg:width="0.001cm" svg:height="0.001cm" svg:x="0cm" svg:y="2.257cm" draw:page-number="2" presentation:class="page"/>
          <draw:frame presentation:style-name="pr4" draw:text-style-name="P5" draw:layer="layout" svg:width="16.799cm" svg:height="13.364cm" svg:x="2.1cm" svg:y="14.107cm" presentation:class="notes">
            <draw:text-box>
              <text:p text:style-name="P5"><text:span text:style-name="T6">Expliciter enormément que les 2 </text:span></text:p>
              <text:p text:style-name="P5"><text:span text:style-name="T6">parties fonctionnent une apres l'autre</text:span></text:p>
              <text:p text:style-name="P5"><text:span text:style-name="T7">Asynchrone</text:span></text:p>
              <text:p text:style-name="P5"><text:span text:style-name="T7">On annote</text:span></text:p>
            </draw:text-box>
          </draw:frame>
        </presentation:notes>
      </draw:page>
      <draw:page draw:name="page3" draw:style-name="dp3" draw:master-page-name="Default" presentation:presentation-page-layout-name="AL2T1" xml:id="id2" draw:id="id2">
        <office:forms form:automatic-focus="false" form:apply-design-mode="false"/>
        <draw:frame draw:style-name="gr3" draw:text-style-name="P1" draw:layer="layout" svg:width="4.217cm" svg:height="4.059cm" svg:x="17.046cm" svg:y="3.505cm">
          <draw:image xlink:href="Pictures/100002010000029C0000028365E019FE.png" xlink:type="simple" xlink:show="embed" xlink:actuate="onLoad">
            <text:p/>
          </draw:image>
        </draw:frame>
        <draw:frame draw:style-name="gr3" draw:text-style-name="P1" draw:layer="layout" svg:width="1.234cm" svg:height="1.483cm" svg:x="19.499cm" svg:y="6.8cm">
          <draw:image xlink:href="Pictures/100000000000013C0000017CBE47DA0B.png" xlink:type="simple" xlink:show="embed" xlink:actuate="onLoad">
            <text:p/>
          </draw:image>
        </draw:frame>
        <draw:frame draw:style-name="gr3" draw:text-style-name="P1" draw:layer="layout" svg:width="0.752cm" svg:height="0.752cm" svg:x="18.248cm" svg:y="6.8cm">
          <draw:image xlink:href="Pictures/100000000000010400000104D74D2472.png" xlink:type="simple" xlink:show="embed" xlink:actuate="onLoad">
            <text:p/>
          </draw:image>
        </draw:frame>
        <draw:frame draw:style-name="gr3" draw:text-style-name="P1" draw:layer="layout" svg:width="2.993cm" svg:height="1.388cm" svg:x="9.007cm" svg:y="3.012cm">
          <draw:image xlink:href="Pictures/10000000000003AA000001B321C8DC87.png" xlink:type="simple" xlink:show="embed" xlink:actuate="onLoad">
            <text:p/>
          </draw:image>
        </draw:frame>
        <draw:custom-shape draw:style-name="gr17" draw:text-style-name="P2" draw:layer="layout" svg:width="4cm" svg:height="2.7cm" svg:x="8.4cm" svg:y="10.5cm">
          <text:p text:style-name="P2"><text:span text:style-name="T1">Feeds </text:span></text:p>
          <text:p text:style-name="P2"><text:span text:style-name="T1">reading</text:span></text:p>
          <draw:enhanced-geometry svg:viewBox="0 0 21600 21600" draw:mirror-horizontal="false" draw:mirror-vertical="false" draw:type="rectangle" draw:enhanced-path="M 0 0 L 21600 0 21600 21600 0 21600 0 0 Z N"/>
        </draw:custom-shape>
        <draw:line draw:style-name="gr20" draw:text-style-name="P1" draw:layer="layout" svg:x1="4.8cm" svg:y1="11.9cm" svg:x2="8.3cm" svg:y2="11.9cm">
          <text:p/>
        </draw:line>
        <draw:line draw:style-name="gr20" draw:text-style-name="P1" draw:layer="layout" svg:x1="12.4cm" svg:y1="12cm" svg:x2="20.828cm" svg:y2="12cm">
          <text:p/>
        </draw:line>
        <draw:line draw:style-name="gr20" draw:text-style-name="P1" draw:layer="layout" svg:x1="12.7cm" svg:y1="17.838cm" svg:x2="17.4cm" svg:y2="17.801cm">
          <text:p/>
        </draw:line>
        <draw:frame draw:style-name="gr21" draw:text-style-name="P10" draw:layer="layout" svg:width="2.581cm" svg:height="0.725cm" svg:x="15.219cm" svg:y="17.076cm">
          <draw:text-box>
            <text:p text:style-name="P9"><text:span text:style-name="T8">filters</text:span></text:p>
          </draw:text-box>
        </draw:frame>
        <draw:line draw:style-name="gr20" draw:text-style-name="P1" draw:layer="layout" svg:x1="20.401cm" svg:y1="19.534cm" svg:x2="5.1cm" svg:y2="19.594cm">
          <text:p/>
        </draw:line>
        <draw:frame draw:style-name="gr8" draw:text-style-name="P10" draw:layer="layout" svg:width="4.2cm" svg:height="0.725cm" svg:x="11.8cm" svg:y="19.4cm">
          <draw:text-box>
            <text:p text:style-name="P9"><text:span text:style-name="T8">RSS Feed</text:span></text:p>
          </draw:text-box>
        </draw:frame>
        <draw:custom-shape draw:style-name="gr22"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20" draw:text-style-name="P1" draw:layer="layout" svg:x1="10.5cm" svg:y1="10.5cm" svg:x2="10.5cm" svg:y2="7.9cm">
          <text:p/>
        </draw:line>
        <draw:line draw:style-name="gr20" draw:text-style-name="P1" draw:layer="layout" svg:x1="11cm" svg:y1="7.9cm" svg:x2="11cm" svg:y2="10.5cm">
          <text:p/>
        </draw:line>
        <draw:frame draw:style-name="gr23" draw:text-style-name="P10" draw:layer="layout" svg:width="3.846cm" svg:height="0.725cm" svg:x="13.754cm" svg:y="4.4cm">
          <draw:text-box>
            <text:p text:style-name="P9"><text:span text:style-name="T8">Annotation</text:span></text:p>
          </draw:text-box>
        </draw:frame>
        <draw:custom-shape draw:style-name="gr24" draw:text-style-name="P2" draw:layer="layout" svg:width="3.8cm" svg:height="2.1cm" svg:x="10.3cm" svg:y="16.5cm">
          <text:p text:style-name="P2"><text:span text:style-name="T1">Needs</text:span></text:p>
          <text:p text:style-name="P2"><text:span text:style-name="T1">procesing</text:span></text:p>
          <draw:enhanced-geometry svg:viewBox="0 0 21600 21600" draw:mirror-horizontal="false" draw:mirror-vertical="false" draw:type="rectangle" draw:enhanced-path="M 0 0 L 21600 0 21600 21600 0 21600 0 0 Z N"/>
        </draw:custom-shape>
        <draw:line draw:style-name="gr20" draw:text-style-name="P1" draw:layer="layout" svg:x1="5.2cm" svg:y1="18.008cm" svg:x2="10.2cm" svg:y2="17.938cm">
          <text:p/>
        </draw:line>
        <draw:frame draw:style-name="gr9" draw:text-style-name="P10" draw:layer="layout" svg:width="2.581cm" svg:height="0.725cm" svg:x="6.4cm" svg:y="17.138cm">
          <draw:text-box>
            <text:p text:style-name="P9"><text:span text:style-name="T8">needs</text:span></text:p>
          </draw:text-box>
        </draw:frame>
        <draw:line draw:style-name="gr20" draw:text-style-name="P1" draw:layer="layout" svg:x1="12.2cm" svg:y1="5cm" svg:x2="17.7cm" svg:y2="5cm">
          <text:p/>
        </draw:line>
        <draw:line draw:style-name="gr20" draw:text-style-name="P1" draw:layer="layout" svg:x1="17.7cm" svg:y1="6.7cm" svg:x2="12.2cm" svg:y2="6.7cm">
          <text:p/>
        </draw:line>
        <draw:frame draw:style-name="gr25" draw:text-style-name="P10" draw:layer="layout" svg:width="3.846cm" svg:height="0.725cm" svg:x="13.6cm" svg:y="6.7cm">
          <draw:text-box>
            <text:p text:style-name="P9"><text:span text:style-name="T8">Annotations</text:span></text:p>
          </draw:text-box>
        </draw:frame>
        <draw:frame draw:style-name="gr25" draw:text-style-name="P10" draw:layer="layout" svg:width="3.846cm" svg:height="1.199cm" svg:x="10.954cm" svg:y="8.601cm">
          <draw:text-box>
            <text:p text:style-name="P9"><text:span text:style-name="T8">Annotated</text:span></text:p>
            <text:p text:style-name="P9"><text:span text:style-name="T8">news</text:span></text:p>
          </draw:text-box>
        </draw:frame>
        <draw:frame draw:style-name="gr26" draw:text-style-name="P10" draw:layer="layout" svg:width="2.438cm" svg:height="0.725cm" svg:x="5.562cm" svg:y="11.2cm">
          <draw:text-box>
            <text:p text:style-name="P9"><text:span text:style-name="T8">Feeds</text:span></text:p>
          </draw:text-box>
        </draw:frame>
        <draw:frame draw:style-name="gr27" draw:text-style-name="P10" draw:layer="layout" svg:width="7.238cm" svg:height="1.262cm" svg:x="14.362cm" svg:y="11.338cm">
          <draw:text-box>
            <text:p text:style-name="P9"><text:span text:style-name="T8">Annotated news</text:span></text:p>
          </draw:text-box>
        </draw:frame>
        <draw:frame draw:style-name="gr11" draw:text-style-name="P12" draw:layer="layout" svg:width="3.228cm" svg:height="0.878cm" svg:x="10cm" svg:y="5.2cm">
          <draw:text-box>
            <text:p text:style-name="P11"><text:span text:style-name="T9">Annotators</text:span></text:p>
          </draw:text-box>
        </draw:frame>
        <draw:frame draw:style-name="gr11" draw:text-style-name="P13" draw:layer="layout" svg:width="5.379cm" svg:height="1.038cm" svg:x="1.934cm" svg:y="15.6cm">
          <draw:text-box>
            <text:p text:style-name="P5"><text:span text:style-name="T10">ZONE-watcher</text:span></text:p>
          </draw:text-box>
        </draw:frame>
        <draw:custom-shape draw:style-name="gr24" draw:text-style-name="P2" draw:layer="layout" svg:width="3.142cm" svg:height="2.5cm" svg:x="2.458cm" svg:y="17.5cm">
          <text:p text:style-name="P2"><text:span text:style-name="T1">Use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 draw:layer="layout" svg:width="4.399cm" svg:height="1.5cm" svg:x="20.401cm" svg:y="18.5cm">
          <text:p text:style-name="P2"><text:span text:style-name="T1">Transformation</text:span></text:p>
          <text:p text:style-name="P2"><text:span text:style-name="T1">Vers RDF</text:span></text:p>
          <draw:enhanced-geometry svg:viewBox="0 0 21600 21600" draw:mirror-horizontal="false" draw:mirror-vertical="false" draw:type="rectangle" draw:enhanced-path="M 0 0 L 21600 0 21600 21600 0 21600 0 0 Z N"/>
        </draw:custom-shape>
        <draw:line draw:style-name="gr20" draw:text-style-name="P1" draw:layer="layout" svg:x1="21.603cm" svg:y1="16.7cm" svg:x2="21.603cm" svg:y2="14.5cm">
          <text:p/>
        </draw:line>
        <draw:line draw:style-name="gr20" draw:text-style-name="P1" draw:layer="layout" svg:x1="22.878cm" svg:y1="14.4cm" svg:x2="22.878cm" svg:y2="18.5cm">
          <text:p/>
        </draw:line>
        <draw:frame draw:style-name="gr28" draw:text-style-name="P15" draw:layer="layout" svg:width="3.099cm" svg:height="1.199cm" svg:x="19.479cm" svg:y="15.4cm">
          <draw:text-box>
            <text:p text:style-name="P14"><text:span text:style-name="T8">SPARQL</text:span></text:p>
            <text:p text:style-name="P14"><text:span text:style-name="T8">request</text:span></text:p>
          </draw:text-box>
        </draw:frame>
        <draw:frame draw:style-name="gr29" draw:text-style-name="P10" draw:layer="layout" svg:width="3.093cm" svg:height="0.725cm" svg:x="22.707cm" svg:y="16.138cm">
          <draw:text-box>
            <text:p text:style-name="P9"><text:span text:style-name="T8">RDF</text:span></text:p>
          </draw:text-box>
        </draw:frame>
        <draw:custom-shape draw:style-name="gr24" draw:text-style-name="P2" draw:layer="layout" svg:width="5.178cm" svg:height="1.4cm" svg:x="17.4cm" svg:y="16.7cm">
          <text:p text:style-name="P2"><text:span text:style-name="T1">SPARQL Request</text:span></text:p>
          <text:p text:style-name="P2"><text:span text:style-name="T1">generation</text:span></text:p>
          <draw:enhanced-geometry svg:viewBox="0 0 21600 21600" draw:mirror-horizontal="false" draw:mirror-vertical="false" draw:type="rectangle" draw:enhanced-path="M 0 0 L 21600 0 21600 21600 0 21600 0 0 Z N"/>
        </draw:custom-shape>
        <draw:path draw:style-name="gr30" draw:text-style-name="P1" draw:layer="layout" svg:width="25.099cm" svg:height="12.46cm" svg:x="1.1cm" svg:y="2.54cm" svg:viewBox="0 0 25100 12461" svg:d="m22400 12461c278 0 556 0 834 0l175-12 173-35 171-55 166-77 161-94 154-111 146-126 137-140 125-151 114-162 99-173 85-179 68-185 50-190 31-192 11-195v-8308l-11-195-31-192-50-190-68-185-85-179-99-172-114-162-125-152-137-139-146-127-154-110-161-95-166-76-171-55-173-35-175-12h-21368l-175 12-173 35-171 55-166 76-161 95-154 110-146 127-137 139-125 152-114 162-99 172-85 179-68 185-50 190-31 192-11 195v8308l11 195 31 192 50 190 68 185 85 179 99 173 114 162 125 151 137 140 146 126 154 111 161 94 166 77 171 55 173 35 175 12h17734">
          <text:p/>
        </draw:path>
        <draw:polygon draw:style-name="gr14" draw:text-style-name="P1" draw:layer="layout" svg:width="0cm" svg:height="0cm" svg:x="0.508cm" svg:y="2.54cm" svg:viewBox="0 0 0 0" draw:points="0,0">
          <text:p/>
        </draw:polygon>
        <draw:polygon draw:style-name="gr14" draw:text-style-name="P1" draw:layer="layout" svg:width="0cm" svg:height="0cm" svg:x="26.101cm" svg:y="15.001cm" svg:viewBox="0 0 0 0" draw:points="0,0">
          <text:p/>
        </draw:polygon>
        <draw:frame draw:style-name="gr11" draw:text-style-name="P16" draw:layer="layout" svg:width="5.734cm" svg:height="1.038cm" svg:x="1.442cm" svg:y="3.14cm">
          <draw:text-box>
            <text:p text:style-name="P5"><text:span text:style-name="T11">ZONE-extractor</text:span></text:p>
          </draw:text-box>
        </draw:frame>
        <draw:frame draw:style-name="gr26" draw:text-style-name="P10" draw:layer="layout" svg:width="2.2cm" svg:height="0.725cm" svg:x="9.2cm" svg:y="8.8cm">
          <draw:text-box>
            <text:p text:style-name="P9"><text:span text:style-name="T8">News</text:span></text:p>
          </draw:text-box>
        </draw:frame>
        <draw:custom-shape draw:style-name="gr31" draw:text-style-name="P1" draw:layer="layout" svg:width="25.1cm" svg:height="5.573cm" svg:x="1.2cm" svg:y="14.998cm">
          <text:p/>
          <draw:enhanced-geometry svg:viewBox="0 0 21600 21600" draw:mirror-vertical="true" draw:mirror-horizontal="fals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556cm" svg:height="4.2cm" svg:x="20.828cm" svg:y="10.4cm">
          <text:p text:style-name="P2"><text:span text:style-name="T1">RDF</text:span></text:p>
          <text:p text:style-name="P2"><text:span text:style-name="T1">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1" draw:layer="layout" svg:width="1.86cm" svg:height="3.463cm" svg:x="2.556cm" svg:y="3.913cm">
          <draw:image xlink:href="Pictures/20000001000024960000441C2908649D.svg" xlink:type="simple" xlink:show="embed" xlink:actuate="onLoad">
            <text:p/>
          </draw:image>
        </draw:frame>
        <draw:frame draw:style-name="gr3" draw:text-style-name="P1" draw:layer="layout" svg:width="1.614cm" svg:height="1.921cm" svg:x="7.112cm" svg:y="15.217cm">
          <draw:image xlink:href="Pictures/10000000000000FC0000012C47A25685.png" xlink:type="simple" xlink:show="embed" xlink:actuate="onLoad">
            <text:p/>
          </draw:image>
        </draw:frame>
        <draw:frame draw:style-name="gr3" draw:text-style-name="P1" draw:layer="layout" svg:width="1.58cm" svg:height="0.977cm" svg:x="10.104cm" svg:y="6.135cm">
          <draw:image xlink:href="Pictures/10000201000000C2000000782478210D.png" xlink:type="simple" xlink:show="embed" xlink:actuate="onLoad">
            <text:p/>
          </draw:image>
        </draw:frame>
        <draw:frame draw:style-name="gr3" draw:text-style-name="P1" draw:layer="layout" svg:width="2.478cm" svg:height="2.478cm" svg:x="1.4cm" svg:y="10.365cm">
          <draw:image xlink:href="Pictures/1000020100000200000002009138AFB6.png" xlink:type="simple" xlink:show="embed" xlink:actuate="onLoad">
            <text:p/>
          </draw:image>
        </draw:frame>
        <draw:frame draw:style-name="gr3" draw:text-style-name="P1" draw:layer="layout" svg:width="2.479cm" svg:height="2.478cm" svg:x="1.8cm" svg:y="11.322cm">
          <draw:image xlink:href="Pictures/1000020100000200000002009138AFB6.png" xlink:type="simple" xlink:show="embed" xlink:actuate="onLoad">
            <text:p/>
          </draw:image>
        </draw:frame>
        <draw:frame draw:style-name="gr3" draw:text-style-name="P1" draw:layer="layout" svg:width="2.478cm" svg:height="2.478cm" svg:x="2.391cm" svg:y="10.2cm">
          <draw:image xlink:href="Pictures/1000020100000200000002009138AFB6.png" xlink:type="simple" xlink:show="embed" xlink:actuate="onLoad">
            <text:p/>
          </draw:image>
        </draw:frame>
        <draw:frame draw:style-name="gr3" draw:text-style-name="P1" draw:layer="layout" svg:width="2.478cm" svg:height="2.478cm" svg:x="2.6cm" svg:y="11.4cm">
          <draw:image xlink:href="Pictures/1000020100000200000002009138AFB6.png" xlink:type="simple" xlink:show="embed" xlink:actuate="onLoad">
            <text:p/>
          </draw:image>
        </draw:frame>
        <draw:frame draw:style-name="gr3" draw:text-style-name="P1" draw:layer="layout" svg:width="2.032cm" svg:height="0.491cm" svg:x="10.368cm" svg:y="4.709cm">
          <draw:image xlink:href="Pictures/100000000000009500000024BED5F186.png" xlink:type="simple" xlink:show="embed" xlink:actuate="onLoad">
            <text:p/>
          </draw:image>
        </draw:frame>
        <anim:par presentation:node-type="timing-root">
          <anim:par smil:begin="id2.begin">
            <anim:transitionFilter smil:dur="2s" smil:type="barWipe" smil:subtype="topToBottom"/>
          </anim:par>
          <anim:seq smil:dur="0s" presentation:node-type="main-sequence"/>
        </anim:par>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draw:text-box>
              <text:p text:style-name="P5"><text:span text:style-name="T6">Expliciter enormément que les 2 </text:span></text:p>
              <text:p text:style-name="P5"><text:span text:style-name="T6">parties fonctionnent une apres l'autre</text:span></text:p>
              <text:p text:style-name="P5"><text:span text:style-name="T7">Asynchrone</text:span></text:p>
              <text:p text:style-name="P5"><text:span text:style-name="T7">On anno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ejaVu Sans Light'"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24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304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2">
      <draw:frame presentation:style-name="Standard_20_1-title" draw:layer="backgroundobjects" svg:width="25.2cm" svg:height="3.246cm" svg:x="1.4cm" svg:y="0.854cm" presentation:class="title" presentation:placeholder="true">
        <draw:text-box/>
      </draw:frame>
      <draw:frame presentation:style-name="Standard_20_1-outline1" draw:layer="backgroundobjects" svg:width="25.199cm" svg:height="12.18cm" svg:x="1.4cm" svg:y="4.9cm" presentation:class="outline" presentation:placeholder="true">
        <draw:text-box/>
      </draw:frame>
      <draw:frame presentation:style-name="Mpr4" draw:text-style-name="MP1" draw:layer="backgroundobjects" svg:width="6.523cm" svg:height="1.448cm" svg:x="1.277cm" svg:y="21.152cm" presentation:class="date-time">
        <draw:text-box>
          <text:p text:style-name="MP1"><text:span text:style-name="MT1"><presentation:date-time/></text:span></text:p>
        </draw:text-box>
      </draw:frame>
      <draw:frame presentation:style-name="Mpr4" draw:text-style-name="MP3" draw:layer="backgroundobjects" svg:width="8.875cm" svg:height="1.448cm" svg:x="9.576cm" svg:y="21.431cm" presentation:class="footer">
        <draw:text-box>
          <text:p text:style-name="MP3"><text:span text:style-name="MT1"><presentation:footer/></text:span></text:p>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e Desclaux</meta:initial-creator>
    <meta:creation-date>2013-02-06T14:39:35</meta:creation-date>
    <meta:generator>LibreOffice/3.5$Linux_X86_64 LibreOffice_project/350m1$Build-2</meta:generator>
    <dc:date>2013-02-06T14:48:22</dc:date>
    <dc:creator>Christophe Desclaux</dc:creator>
    <meta:editing-duration>P0D</meta:editing-duration>
    <meta:editing-cycles>1</meta:editing-cycles>
    <meta:document-statistic meta:object-count="137"/>
  </office:meta>
</office:document-meta>
</file>